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paragraph-rsid="001aea73"/>
    </style:style>
    <style:style style:name="P13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4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5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6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7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18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19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0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1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2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3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4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5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6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27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28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29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0" style:family="paragraph" style:parent-style-name="Standard">
      <style:text-properties officeooo:rsid="001cb0da" officeooo:paragraph-rsid="001cb0da"/>
    </style:style>
    <style:style style:name="P31" style:family="paragraph" style:parent-style-name="Standard">
      <style:text-properties officeooo:rsid="002255f9" officeooo:paragraph-rsid="002255f9"/>
    </style:style>
    <style:style style:name="P32" style:family="paragraph" style:parent-style-name="Standard">
      <style:text-properties officeooo:rsid="00238881" officeooo:paragraph-rsid="00238881"/>
    </style:style>
    <style:style style:name="P33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4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35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36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37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47" style:family="paragraph" style:parent-style-name="Standard">
      <style:text-properties officeooo:rsid="002b217f" officeooo:paragraph-rsid="002b217f"/>
    </style:style>
    <style:style style:name="P48" style:family="paragraph" style:parent-style-name="Standard">
      <style:text-properties officeooo:rsid="002b217f" officeooo:paragraph-rsid="002e343f"/>
    </style:style>
    <style:style style:name="P4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57" style:family="paragraph" style:parent-style-name="Standard">
      <style:text-properties officeooo:rsid="002e343f" officeooo:paragraph-rsid="002e343f"/>
    </style:style>
    <style:style style:name="P58" style:family="paragraph" style:parent-style-name="Standard">
      <style:text-properties officeooo:rsid="0030a956" officeooo:paragraph-rsid="0030a956"/>
    </style:style>
    <style:style style:name="P59" style:family="paragraph" style:parent-style-name="Standard">
      <style:text-properties officeooo:rsid="00325905" officeooo:paragraph-rsid="00325905"/>
    </style:style>
    <style:style style:name="P60" style:family="paragraph" style:parent-style-name="Standard">
      <style:text-properties officeooo:rsid="0033dfef" officeooo:paragraph-rsid="0033dfef"/>
    </style:style>
    <style:style style:name="P61" style:family="paragraph" style:parent-style-name="Standard">
      <style:text-properties officeooo:rsid="0033f2bb" officeooo:paragraph-rsid="0033f2bb"/>
    </style:style>
    <style:style style:name="P62" style:family="paragraph" style:parent-style-name="Standard">
      <style:text-properties officeooo:rsid="0036c3c1" officeooo:paragraph-rsid="0036c3c1"/>
    </style:style>
    <style:style style:name="P63" style:family="paragraph" style:parent-style-name="Standard">
      <style:text-properties style:text-underline-style="none" officeooo:rsid="001bdf0a" officeooo:paragraph-rsid="00325905"/>
    </style:style>
    <style:style style:name="P64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69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75" style:family="paragraph" style:parent-style-name="Standard">
      <style:text-properties officeooo:rsid="003a0806" officeooo:paragraph-rsid="003a0806"/>
    </style:style>
    <style:style style:name="P76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77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78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79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80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81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82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83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84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85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86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87" style:family="paragraph" style:parent-style-name="Standard">
      <style:text-properties officeooo:rsid="00427288" officeooo:paragraph-rsid="00427288"/>
    </style:style>
    <style:style style:name="P88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90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91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92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93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94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95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96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97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98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99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00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01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02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03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04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05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06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07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08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09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10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11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12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13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114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11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11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11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1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19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120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121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122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23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12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2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12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12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2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12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style:text-underline-style="none" officeooo:rsid="00325905" officeooo:paragraph-rsid="00325905"/>
    </style:style>
    <style:style style:name="P144" style:family="paragraph" style:parent-style-name="Table_20_Contents">
      <style:text-properties style:text-underline-style="none" officeooo:rsid="00325905" officeooo:paragraph-rsid="003a0806"/>
    </style:style>
    <style:style style:name="P145" style:family="paragraph" style:parent-style-name="Table_20_Contents">
      <style:text-properties style:text-underline-style="none" officeooo:rsid="00325905" officeooo:paragraph-rsid="005e431f"/>
    </style:style>
    <style:style style:name="P146" style:family="paragraph" style:parent-style-name="Table_20_Contents">
      <style:text-properties style:text-underline-style="none" officeooo:rsid="00325905" officeooo:paragraph-rsid="0074af1a"/>
    </style:style>
    <style:style style:name="P147" style:family="paragraph" style:parent-style-name="Table_20_Contents">
      <style:text-properties style:text-underline-style="none" officeooo:rsid="00325905" officeooo:paragraph-rsid="00836c30"/>
    </style:style>
    <style:style style:name="P148" style:family="paragraph" style:parent-style-name="Table_20_Contents">
      <style:text-properties officeooo:paragraph-rsid="003a0806"/>
    </style:style>
    <style:style style:name="P149" style:family="paragraph" style:parent-style-name="Table_20_Contents">
      <style:text-properties officeooo:paragraph-rsid="005e431f"/>
    </style:style>
    <style:style style:name="P150" style:family="paragraph" style:parent-style-name="Table_20_Contents">
      <style:text-properties officeooo:paragraph-rsid="0074af1a"/>
    </style:style>
    <style:style style:name="P151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1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15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15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15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1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15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15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1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16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161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162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163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175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176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177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178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79" style:family="paragraph" style:parent-style-name="Standard">
      <style:text-properties fo:font-size="10pt" style:text-underline-style="none" officeooo:rsid="001bdf0a" officeooo:paragraph-rsid="008ce444" style:font-size-asian="10pt" style:font-size-complex="10pt"/>
    </style:style>
    <style:style style:name="P180" style:family="paragraph" style:parent-style-name="Standard">
      <style:text-properties fo:font-size="10pt" style:text-underline-style="none" officeooo:rsid="0074bf43" officeooo:paragraph-rsid="008ce444" style:font-size-asian="10pt" style:font-size-complex="10pt"/>
    </style:style>
    <style:style style:name="P181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8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183" style:family="paragraph" style:parent-style-name="Standard">
      <style:text-properties officeooo:rsid="001bdf0a" officeooo:paragraph-rsid="008ce444"/>
    </style:style>
    <style:style style:name="P1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18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18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18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188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190" style:family="paragraph" style:parent-style-name="Table_20_Contents">
      <style:text-properties officeooo:paragraph-rsid="008ce444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7ba9f3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officeooo:rsid="00581b1f"/>
    </style:style>
    <style:style style:name="T29" style:family="text">
      <style:text-properties officeooo:rsid="006217f5"/>
    </style:style>
    <style:style style:name="T30" style:family="text">
      <style:text-properties officeooo:rsid="00644eba"/>
    </style:style>
    <style:style style:name="T31" style:family="text">
      <style:text-properties officeooo:rsid="006bdf35"/>
    </style:style>
    <style:style style:name="T32" style:family="text">
      <style:text-properties officeooo:rsid="006d1c9f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6da8ce"/>
    </style:style>
    <style:style style:name="T35" style:family="text">
      <style:text-properties officeooo:rsid="0074af1a"/>
    </style:style>
    <style:style style:name="T36" style:family="text">
      <style:text-properties officeooo:rsid="00775785"/>
    </style:style>
    <style:style style:name="T37" style:family="text">
      <style:text-properties officeooo:rsid="007876e8"/>
    </style:style>
    <style:style style:name="T38" style:family="text">
      <style:text-properties officeooo:rsid="007cb77f"/>
    </style:style>
    <style:style style:name="T39" style:family="text">
      <style:text-properties fo:background-color="#fff200" loext:char-shading-value="0"/>
    </style:style>
    <style:style style:name="T40" style:family="text">
      <style:text-properties officeooo:rsid="008a2b06"/>
    </style:style>
    <style:style style:name="T41" style:family="text">
      <style:text-properties officeooo:rsid="007ba9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2">Comment/Uncomment a line: <text:s/>Ctrl + /</text:p>
      <text:p text:style-name="P2"/>
      <text:p text:style-name="P12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2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152"/>
      <text:p text:style-name="P153"/>
      <text:p text:style-name="P54">Day 1:</text:p>
      <text:p text:style-name="P49"/>
      <text:p text:style-name="P49">Input Function:</text:p>
      <text:p text:style-name="P3"/>
      <text:p text:style-name="P31"><text:span text:style-name="T7">What is this: </text:span><text:span text:style-name="T8">I</text:span>nput will get you what the user is typing in console.</text:p>
      <text:p text:style-name="P4"/>
      <text:p text:style-name="P30">input(promt for the user) <text:s/>→ inside of parenthesys we have what is going to be printed in the screen and will wait till we type something:</text:p>
      <text:p text:style-name="P30"/>
      <text:p text:style-name="P30">input(“What is your name? ”) <text:s text:c="3"/>→ if you execute this will wait till you type your name or whatever.</text:p>
      <text:p text:style-name="P30"/>
      <text:p text:style-name="P30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0"/>
      <text:p text:style-name="P30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3"/>
      <text:p text:style-name="P33">If you run the program and type John:</text:p>
      <text:p text:style-name="P33">What is your name? John</text:p>
      <text:p text:style-name="P33"/>
      <text:p text:style-name="P30"><text:span text:style-name="T4">input(“What is your name? ”) will </text:span><text:span text:style-name="T5">be replaced by</text:span><text:span text:style-name="T4"> John.</text:span></text:p>
      <text:p text:style-name="P33"/>
      <text:p text:style-name="P13">You can print John if you do this:</text:p>
      <text:p text:style-name="P30">print("Hello " + input("What is your name: "))</text:p>
      <text:p text:style-name="P3"/>
      <text:p text:style-name="P34">You will get:</text:p>
      <text:p text:style-name="P3">What is your name: John</text:p>
      <text:p text:style-name="P3">Hello John</text:p>
      <text:p text:style-name="P3"/>
      <text:p text:style-name="P3"/>
      <text:p text:style-name="P14">Exercise 1.3:</text:p>
      <text:p text:style-name="P3"/>
      <text:p text:style-name="P47">Ask me to type my name and the program will tell you how much letters the name have:</text:p>
      <text:p text:style-name="P47"/>
      <text:p text:style-name="P35">Option 1, One line:</text:p>
      <text:p text:style-name="P47">print(len(input("What is your name? ")))</text:p>
      <text:p text:style-name="P3"/>
      <text:p text:style-name="P35">Option 2, two lines:</text:p>
      <text:p text:style-name="P5">name = input("What is your name? ")</text:p>
      <text:p text:style-name="P5">print(len(name))</text:p>
      <text:p text:style-name="P3"/>
      <text:p text:style-name="P3"/>
      <text:p text:style-name="P154"><text:soft-page-break/></text:p>
      <text:p text:style-name="P50"><text:span text:style-name="T20">Python Variables</text:span>:</text:p>
      <text:p text:style-name="P3"/>
      <text:p text:style-name="P15">Using the previous exercise:</text:p>
      <text:p text:style-name="P48">print(len(input("What is your name? ")))</text:p>
      <text:p text:style-name="P3"/>
      <text:p text:style-name="P36">We can use variables like this:</text:p>
      <text:p text:style-name="P57"/>
      <text:p text:style-name="P57">name = input("What is your name? ")</text:p>
      <text:p text:style-name="P57">length = len(name)</text:p>
      <text:p text:style-name="P57"/>
      <text:p text:style-name="P57">print(length)</text:p>
      <text:p text:style-name="P3"/>
      <text:p text:style-name="P3"/>
      <text:p text:style-name="P16">Exercise 1.4:</text:p>
      <text:p text:style-name="P58">Switch values of variables.</text:p>
      <text:p text:style-name="P58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114">Teacher’<text:span text:style-name="T22">s</text:span> solution:</text:p>
            <text:p text:style-name="P143"/>
            <text:p text:style-name="P6">a = input("a: ")</text:p>
            <text:p text:style-name="P6">b = input("b: ")</text:p>
            <text:p text:style-name="P6"/>
            <text:p text:style-name="P59">a = c</text:p>
            <text:p text:style-name="P59">a = b</text:p>
            <text:p text:style-name="P59">b = c</text:p>
            <text:p text:style-name="P6"/>
            <text:p text:style-name="P6">print("a: " + a)</text:p>
            <text:p text:style-name="P63">print("b: " + b)</text:p>
          </table:table-cell>
        </table:table-row>
        <table:table-row>
          <table:table-cell table:style-name="Table1.A2" office:value-type="string">
            <text:p text:style-name="P124">Result:</text:p>
            <text:p text:style-name="P124"/>
            <text:p text:style-name="P119">a: AAAAA</text:p>
            <text:p text:style-name="P119">b: BBBBB</text:p>
            <text:p text:style-name="P119">a: BBBBB</text:p>
            <text:p text:style-name="P119">b: AAAAA</text:p>
            <text:p text:style-name="Table_20_Contents"/>
          </table:table-cell>
          <table:table-cell table:style-name="Table1.B2" office:value-type="string">
            <text:p text:style-name="P124">Result:</text:p>
            <text:p text:style-name="P119"/>
            <text:p text:style-name="P119">a: AAAAA</text:p>
            <text:p text:style-name="P119">b: BBBBB</text:p>
            <text:p text:style-name="P119">a: BBBBB</text:p>
            <text:p text:style-name="P119">b: AAAAA</text:p>
          </table:table-cell>
        </table:table-row>
      </table:table>
      <text:p text:style-name="P6"/>
      <text:p text:style-name="P3"/>
      <text:p text:style-name="P17">Variable names:</text:p>
      <text:p text:style-name="P60">length1 = 10 <text:s/>→ good</text:p>
      <text:p text:style-name="P60">1length = 10 <text:s text:c="2"/>→ not allowed to start variable names with numbers</text:p>
      <text:p text:style-name="P60"/>
      <text:p text:style-name="P60">user_name = “John” <text:s/>→ good</text:p>
      <text:p text:style-name="P61">user name = “John” <text:s text:c="3"/>→ not allowed, the variable name have to be a single item without spaces.</text:p>
      <text:p text:style-name="P61"/>
      <text:p text:style-name="P61">Is not recommended to use function names as variable names, like print, len or so.</text:p>
      <text:p text:style-name="P3"/>
      <text:p text:style-name="P3"/>
      <text:p text:style-name="P3"/>
      <text:p text:style-name="P3"/>
      <text:p text:style-name="P156"><text:soft-page-break/></text:p>
      <text:p text:style-name="P62"/>
      <text:p text:style-name="P62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75">Exercise:</text:p>
      <text:p text:style-name="P75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My solution:</text:p>
            <text:p text:style-name="P7"/>
            <text:p text:style-name="P82">print("This program creates a band name:")</text:p>
            <text:p text:style-name="P82">print("---------------------------------")</text:p>
            <text:p text:style-name="P82"/>
            <text:p text:style-name="P82">city = input("In which city did you grew up? ")</text:p>
            <text:p text:style-name="P82"/>
            <text:p text:style-name="P82">pet = input("Tell me the name of your pet ")</text:p>
            <text:p text:style-name="P82"/>
            <text:p text:style-name="P82">space = " "</text:p>
            <text:p text:style-name="P82"/>
            <text:p text:style-name="P82">print( city + space + pet )</text:p>
            <text:p text:style-name="P82"/>
          </table:table-cell>
          <table:table-cell table:style-name="Table2.B1" office:value-type="string">
            <text:p text:style-name="P115">Teacher’<text:span text:style-name="T22">s</text:span> solution:</text:p>
            <text:p text:style-name="P144"/>
            <text:p text:style-name="P76">print("Welcome to the band name generator.")</text:p>
            <text:p text:style-name="P76"/>
            <text:p text:style-name="P76">city = input("Which city did you grow up in?\n")</text:p>
            <text:p text:style-name="P76"/>
            <text:p text:style-name="P76">pet = input("What is the name of a pet?\n")</text:p>
            <text:p text:style-name="P76"/>
            <text:p text:style-name="P76">print("Your band name cound be: " + city + " " + pet)</text:p>
          </table:table-cell>
        </table:table-row>
        <table:table-row>
          <table:table-cell table:style-name="Table2.A2" office:value-type="string">
            <text:p text:style-name="P129">Result:</text:p>
            <text:p text:style-name="P125"/>
            <text:p text:style-name="P120">This program creates a band name:</text:p>
            <text:p text:style-name="P120">---------------------------------</text:p>
            <text:p text:style-name="P120">In which city did you grew up? Figueres</text:p>
            <text:p text:style-name="P120">Tell me the name of your pet Boris</text:p>
            <text:p text:style-name="P133">Figueres Boris</text:p>
            <text:p text:style-name="P148"/>
          </table:table-cell>
          <table:table-cell table:style-name="Table2.B2" office:value-type="string">
            <text:p text:style-name="P129">Result:</text:p>
            <text:p text:style-name="P120"/>
            <text:p text:style-name="P120">Welcome to the band name generator.</text:p>
            <text:p text:style-name="P120">Which city did you grow up in?</text:p>
            <text:p text:style-name="P120">Bristol</text:p>
            <text:p text:style-name="P120">What is the name of a pet?</text:p>
            <text:p text:style-name="P120">Rabbit</text:p>
            <text:p text:style-name="P120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5"/>
      <text:p text:style-name="P155"/>
      <text:p text:style-name="P53">Day <text:span text:style-name="T24">2</text:span>:</text:p>
      <text:p text:style-name="P51"/>
      <text:p text:style-name="P88">Data Types:</text:p>
      <text:p text:style-name="P3"/>
      <text:p text:style-name="P18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87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19">Integer:</text:p>
      <text:p text:style-name="P90"/>
      <text:p text:style-name="P19"><text:span text:style-name="T8">print(123 + 456) → </text:span><text:span text:style-name="T9">579 </text:span></text:p>
      <text:p text:style-name="P90"/>
      <text:p text:style-name="P20"><text:span text:style-name="T27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91"/>
      <text:p text:style-name="P91">123_123_3534 <text:s text:c="2"/>→ will be interpreted like this: <text:s/>1231233534</text:p>
      <text:p text:style-name="P90"/>
      <text:p text:style-name="P90"/>
      <text:p text:style-name="P21">Float:</text:p>
      <text:p text:style-name="P90"/>
      <text:p text:style-name="P92">3.23423 </text:p>
      <text:p text:style-name="P92">242343.640</text:p>
      <text:p text:style-name="P92"/>
      <text:p text:style-name="P22">Boolean:</text:p>
      <text:p text:style-name="P93">True</text:p>
      <text:p text:style-name="P93">False</text:p>
      <text:p text:style-name="P90"/>
      <text:p text:style-name="P23"><text:span text:style-name="T8">Both starting with Capitals </text:span><text:span text:style-name="T11">and without quotation marks, otherwhise it would turn them into strings.</text:span></text:p>
      <text:p text:style-name="P94"/>
      <text:p text:style-name="P94"/>
      <text:p text:style-name="P89">Function Types:</text:p>
      <text:p text:style-name="P90"/>
      <text:p text:style-name="P95">type() <text:s/>→ it gives you the type of data.</text:p>
      <text:p text:style-name="P90"/>
      <text:p text:style-name="P42">Example:</text:p>
      <text:p text:style-name="P19"><text:span text:style-name="T8">num_char = len(input("What is your name? ")) <text:s/>→</text:span><text:span text:style-name="T12"> num_char is an integer</text:span></text:p>
      <text:p text:style-name="P90"/>
      <text:p text:style-name="P19"><text:span text:style-name="T8">print("Your name has " + num_char + "characters.") <text:s/>→</text:span><text:span text:style-name="T12"> this gives error because you can NOT add</text:span></text:p>
      <text:p text:style-name="P19"><text:span text:style-name="T8"><text:tab/><text:tab/><text:tab/><text:tab/><text:tab/><text:tab/><text:tab/> <text:s text:c="7"/></text:span><text:span text:style-name="T12">strings + integers, only the same data type.</text:span></text:p>
      <text:p text:style-name="P96"/>
      <text:p text:style-name="P24"><text:span text:style-name="T8">To know the type of the data you are using, use the </text:span><text:span text:style-name="T3">type() </text:span><text:span text:style-name="T6">function.</text:span></text:p>
      <text:p text:style-name="P19"><text:span text:style-name="T8">print(type(num_char)) <text:s/>→</text:span><text:span text:style-name="T13"> &lt;class ‘int’&gt;</text:span></text:p>
      <text:p text:style-name="P25"><text:soft-page-break/><text:span text:style-name="T28">C</text:span>onvert a data type to a string:</text:p>
      <text:p text:style-name="P90"/>
      <text:p text:style-name="P97">You can use the type function to investigate which data type you are using.</text:p>
      <text:p text:style-name="P97">With type function you can CONVERT one datatype to another.</text:p>
      <text:p text:style-name="P97"/>
      <text:p text:style-name="P98"/>
      <text:p text:style-name="P98">To make work the previous exercise convert the integer to string:</text:p>
      <text:p text:style-name="P98"/>
      <text:p text:style-name="P98">num_char = len(input("What is your name? "))</text:p>
      <text:p text:style-name="P98"/>
      <text:p text:style-name="P25"><text:span text:style-name="T8">new_num_char = </text:span>str(num_char)</text:p>
      <text:p text:style-name="P98"/>
      <text:p text:style-name="P98">print("Your name has " + new_num_char + " characters.")</text:p>
      <text:p text:style-name="P90"/>
      <text:p text:style-name="P90"/>
      <text:p text:style-name="P98">We convert the variable num_char to a string and we give it a new name, now the program will work because the whole print statement is adding strings:</text:p>
      <text:p text:style-name="P98"/>
      <text:p text:style-name="P113">What is your name? sfgsdfgsfgsfgs</text:p>
      <text:p text:style-name="P113">Your name has 14 characters.</text:p>
      <text:p text:style-name="P98"/>
      <text:p text:style-name="P98"/>
      <text:p text:style-name="P26">Exercise 2.1:</text:p>
      <text:p text:style-name="P98"/>
      <text:p text:style-name="P100">Type two numbers and <text:span text:style-name="T29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My solution:</text:p>
            <text:p text:style-name="P8"/>
            <text:p text:style-name="P83">two_digit_number = input("Type a two digit number: ")</text:p>
            <text:p text:style-name="P8"/>
            <text:p text:style-name="P83">first = int(two_digit_number[0])</text:p>
            <text:p text:style-name="P83">second = int(two_digit_number[1])</text:p>
            <text:p text:style-name="P83"/>
            <text:p text:style-name="P83">print(first + second)</text:p>
          </table:table-cell>
          <table:table-cell table:style-name="Table3.B1" office:value-type="string">
            <text:p text:style-name="P116">Teacher’<text:span text:style-name="T22">s</text:span> solution:</text:p>
            <text:p text:style-name="P145"/>
            <text:p text:style-name="P77">two_digit_number = input("Type a two digit number: ")</text:p>
            <text:p text:style-name="P77"/>
            <text:p text:style-name="P80">first_digit = <text:span text:style-name="T23">two_digit_number[0]</text:span></text:p>
            <text:p text:style-name="P80">second_digit = <text:span text:style-name="T23">two_digit_number[0]</text:span></text:p>
            <text:p text:style-name="P80"/>
            <text:p text:style-name="P80">result = int(first_digit) + int(second_digit)</text:p>
            <text:p text:style-name="P80"/>
            <text:p text:style-name="P80">print(result)</text:p>
          </table:table-cell>
        </table:table-row>
        <table:table-row>
          <table:table-cell table:style-name="Table3.A2" office:value-type="string">
            <text:p text:style-name="P130">Result:</text:p>
            <text:p text:style-name="P126"/>
            <text:p text:style-name="P138">Type a two digit number: 23</text:p>
            <text:p text:style-name="P134">5</text:p>
            <text:p text:style-name="P149"/>
          </table:table-cell>
          <table:table-cell table:style-name="Table3.B2" office:value-type="string">
            <text:p text:style-name="P130">Result:</text:p>
            <text:p text:style-name="P121"/>
            <text:p text:style-name="P139">Type a two digit number: <text:span text:style-name="T30">87</text:span></text:p>
            <text:p text:style-name="P137">15</text:p>
          </table:table-cell>
        </table:table-row>
      </table:table>
      <text:p text:style-name="P101"/>
      <text:p text:style-name="P28">Teacher’s explanation:</text:p>
      <text:p text:style-name="P90"/>
      <text:p text:style-name="P102">First we have to know which is the data type of the variable two_digit_number</text:p>
      <text:p text:style-name="P102"><text:tab/>print(type(two_digit_number)) <text:s text:c="2"/>→ which is a &lt;class ‘str’&gt;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57"><text:soft-page-break/></text:p>
      <text:p text:style-name="P158"/>
      <text:p text:style-name="P103"/>
      <text:p text:style-name="P52">Mathematical Operations in Python:</text:p>
      <text:p text:style-name="P90"/>
      <text:p text:style-name="P107">3 + 4</text:p>
      <text:p text:style-name="P106">5 - 2</text:p>
      <text:p text:style-name="P106">3 * 7</text:p>
      <text:p text:style-name="P106">6 / 3 <text:s/>→ the result will be a float, 2.0 in this examples</text:p>
      <text:p text:style-name="P108">** <text:s/>exponent, when you want to raise a number to a power</text:p>
      <text:p text:style-name="P112">2 ** 3 <text:s/>→ two 3 times is 8. <text:s/>2 * 2 * 2 = 8</text:p>
      <text:p text:style-name="P90"/>
      <text:p text:style-name="P90"/>
      <text:p text:style-name="P29">Order of the operations:</text:p>
      <text:p text:style-name="P90"/>
      <text:p text:style-name="P109">If you have different operations in the same line of code, there is an order that the program will follow.</text:p>
      <text:p text:style-name="P109"/>
      <text:p text:style-name="P109">The rule to remember is PEMDAS:</text:p>
      <text:list xml:id="list2013559414" text:style-name="L1">
        <text:list-item>
          <text:p text:style-name="P161">Parentheses <text:s/>()</text:p>
        </text:list-item>
        <text:list-item>
          <text:p text:style-name="P161">Exponents <text:s text:c="4"/>**</text:p>
        </text:list-item>
        <text:list-item>
          <text:p text:style-name="P161">Multiplication <text:s/>* <text:s/><text:span text:style-name="T31">and <text:s text:c="3"/></text:span>Division <text:s/>/ <text:s text:c="2"/>→<text:span text:style-name="T31"> they are equal important. First coming wins</text:span></text:p>
        </text:list-item>
        <text:list-item>
          <text:p text:style-name="P162">Addition + <text:s text:c="2"/><text:span text:style-name="T32">and <text:s/></text:span>Substraction <text:s text:c="2"/>- <text:s text:c="6"/>→<text:span text:style-name="T32"> they are equal important. First coming wins</text:span></text:p>
        </text:list-item>
      </text:list>
      <text:p text:style-name="P109"/>
      <text:p text:style-name="P43">Example:</text:p>
      <text:p text:style-name="P90">print( 3 * 3 + 3 / 3 - 3)</text:p>
      <text:p text:style-name="P90"/>
      <text:p text:style-name="P110">First will do the mutiplication, 3 * 3 = 9 <text:s text:c="3"/>→<text:span text:style-name="T31">is first because is the first operation on the left.</text:span></text:p>
      <text:p text:style-name="P110">Second the division, 3 /3 = 1.0 <text:s/>→ float, <text:span text:style-name="T31">ran the second after the multiplication because comes after.</text:span></text:p>
      <text:p text:style-name="P110">Third the addition, 9 + 1.0 = 10.0</text:p>
      <text:p text:style-name="P110">Last the substraction, 10.0 - 3 = <text:s/>7.0</text:p>
      <text:p text:style-name="P110"/>
      <text:p text:style-name="P110"/>
      <text:p text:style-name="P44">Example 2:<text:span text:style-name="T33"> <text:s text:c="2"/>Make that operation to have 3 as result</text:span></text:p>
      <text:p text:style-name="P45"><text:span text:style-name="T33">print( 3 * </text:span><text:span text:style-name="T34">(</text:span><text:span text:style-name="T33">3 + 3</text:span><text:span text:style-name="T34">)</text:span><text:span text:style-name="T33"> / 3 - 3)</text:span></text:p>
      <text:p text:style-name="P64"/>
      <text:p text:style-name="P65">First the parenthesy, 3 + 3 = 6</text:p>
      <text:p text:style-name="P65">Second the multiplication because is the first on the left, 3 * 6 = 18</text:p>
      <text:p text:style-name="P65">Third de division, 18 / 6 = 6</text:p>
      <text:p text:style-name="P65">Last the substraction, 6 - 3 = 3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59"><text:soft-page-break/></text:p>
      <text:p text:style-name="P159"/>
      <text:p text:style-name="P104"/>
      <text:p text:style-name="P55">[Interactive Coding Exercise] BMI Calculator:</text:p>
      <text:p text:style-name="P65"/>
      <text:p text:style-name="P27">Exercise 2.<text:span text:style-name="T35">2</text:span>:</text:p>
      <text:p text:style-name="P99"/>
      <text:p text:style-name="P111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My solution:</text:p>
            <text:p text:style-name="P10"/>
            <text:p text:style-name="P84">height = input("enter your height in m: ")</text:p>
            <text:p text:style-name="P84">weight = input("enter your weight in kg: ")</text:p>
            <text:p text:style-name="P84"/>
            <text:p text:style-name="P84">height = float(height)</text:p>
            <text:p text:style-name="P84">weight = float(weight)</text:p>
            <text:p text:style-name="P84"/>
            <text:p text:style-name="P84">print(int(height / (weight * weight )))</text:p>
          </table:table-cell>
          <table:table-cell table:style-name="Table4.B1" office:value-type="string">
            <text:p text:style-name="P117">Teacher’<text:span text:style-name="T22">s</text:span> solution:</text:p>
            <text:p text:style-name="P146"/>
            <text:p text:style-name="P85">height = input("enter your height in m: ")</text:p>
            <text:p text:style-name="P78">weight = input("enter your weight in kg: ")</text:p>
            <text:p text:style-name="P78"/>
            <text:p text:style-name="P81">bmi = int(<text:span text:style-name="T23">weight</text:span>) <text:s/>/ float(h<text:span text:style-name="T23">eight</text:span>) ** 2</text:p>
            <text:p text:style-name="P81">bmi_as_int = int(bmi)</text:p>
            <text:p text:style-name="P81"/>
            <text:p text:style-name="P81">print(bmi_as_int)</text:p>
          </table:table-cell>
        </table:table-row>
        <table:table-row>
          <table:table-cell table:style-name="Table4.A2" office:value-type="string">
            <text:p text:style-name="P131">Result:</text:p>
            <text:p text:style-name="P127"/>
            <text:p text:style-name="P140">enter your height in m: 80</text:p>
            <text:p text:style-name="P140">enter your weight in kg: 1.75</text:p>
            <text:p text:style-name="P135">26</text:p>
            <text:p text:style-name="P150"/>
          </table:table-cell>
          <table:table-cell table:style-name="Table4.B2" office:value-type="string">
            <text:p text:style-name="P131">Result:</text:p>
            <text:p text:style-name="P122"/>
            <text:p text:style-name="P141">enter your height in m: 80</text:p>
            <text:p text:style-name="P141">enter your weight in kg: 1.75</text:p>
            <text:p text:style-name="P136">26</text:p>
          </table:table-cell>
        </table:table-row>
      </table:table>
      <text:p text:style-name="P66"/>
      <text:p text:style-name="P65"/>
      <text:p text:style-name="P160"/>
      <text:p text:style-name="P160"/>
      <text:p text:style-name="P105"/>
      <text:p text:style-name="P56">Number Manipulation and F Strings in Python:</text:p>
      <text:p text:style-name="P65"/>
      <text:p text:style-name="P65"/>
      <text:p text:style-name="P69">Round the number:</text:p>
      <text:p text:style-name="P68">If you are dividing a number it will give you a float. </text:p>
      <text:p text:style-name="P68"/>
      <text:p text:style-name="P68">You can limit the decimals appearing on the right after the colon by using round.</text:p>
      <text:p text:style-name="P68"/>
      <text:p text:style-name="P46">Example:</text:p>
      <text:p text:style-name="P65"/>
      <text:p text:style-name="P65">print(8 / 3) <text:s/>→<text:span text:style-name="T36"> 2.6666666666666665</text:span></text:p>
      <text:p text:style-name="P65"/>
      <text:p text:style-name="P65">print(<text:span text:style-name="T7">round</text:span>(8 / 3)) <text:s/>→<text:span text:style-name="T36"> 3</text:span></text:p>
      <text:p text:style-name="P65"/>
      <text:p text:style-name="P65">print(<text:span text:style-name="T7">round</text:span>(8 / 3, 2)) →<text:span text:style-name="T36"> 2.67</text:span></text:p>
      <text:p text:style-name="P65"/>
      <text:p text:style-name="P65">print(<text:span text:style-name="T7">round</text:span>(2.6666666, 2)) <text:s/>→<text:span text:style-name="T36"> 2.67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70"><text:soft-page-break/>Use the floor edition:</text:p>
      <text:p text:style-name="P65"/>
      <text:p text:style-name="P65">print(8 / 3) →<text:span text:style-name="T37"> 2.6666666666666665 <text:s text:c="3"/>→ float number</text:span></text:p>
      <text:p text:style-name="P65"/>
      <text:p text:style-name="P65">print(8 // 3) →<text:span text:style-name="T37"> 2<text:tab/><text:tab/>→ int number</text:span></text:p>
      <text:p text:style-name="P65"/>
      <text:p text:style-name="P65"/>
      <text:p text:style-name="P71">Using variables:</text:p>
      <text:p text:style-name="P164"/>
      <text:p text:style-name="P71"><text:span text:style-name="T8">result = 4/2 <text:s/>→</text:span><text:span text:style-name="T14"> 2</text:span></text:p>
      <text:p text:style-name="P71"><text:span text:style-name="T8">result </text:span>*=<text:span text:style-name="T8"> 3 <text:s text:c="3"/>→</text:span><text:span text:style-name="T14"> 2 x 3</text:span></text:p>
      <text:p text:style-name="P71"><text:span text:style-name="T8">print(result) <text:s/>→</text:span><text:span text:style-name="T14"> 6</text:span></text:p>
      <text:p text:style-name="P165"/>
      <text:p text:style-name="P166">score = 0</text:p>
      <text:p text:style-name="P72"><text:span text:style-name="T8">score </text:span>+=<text:span text:style-name="T8"> 1</text:span></text:p>
      <text:p text:style-name="P166">print(score) <text:s/>→ 1</text:p>
      <text:p text:style-name="P166"/>
      <text:p text:style-name="P167"/>
      <text:p text:style-name="P73">Change data<text:span text:style-name="T40">t</text:span>ypes: <text:s/><text:span text:style-name="T38">f-String</text:span></text:p>
      <text:p text:style-name="P167"/>
      <text:p text:style-name="P168">We can not use different datatypes to operate in the same line, if you use a string + int the program will fail.</text:p>
      <text:p text:style-name="P168"/>
      <text:p text:style-name="P175">To make it work until now we are converting the data, to str in the below example:</text:p>
      <text:p text:style-name="P167">score = 0</text:p>
      <text:p text:style-name="P73"><text:span text:style-name="T8">print("Your score is: " + </text:span>str(<text:span text:style-name="T8">score))</text:span></text:p>
      <text:p text:style-name="P167"/>
      <text:p text:style-name="P167"/>
      <text:p text:style-name="P176">But we can use f-String to make it much more easy:</text:p>
      <text:p text:style-name="P167"/>
      <text:p text:style-name="P167">score = 0</text:p>
      <text:p text:style-name="P167">height = 1.8</text:p>
      <text:p text:style-name="P167">isWinning = True</text:p>
      <text:p text:style-name="P167"/>
      <text:p text:style-name="P73"><text:span text:style-name="T8">print(</text:span><text:span text:style-name="T39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167"/>
      <text:p text:style-name="P73"><text:span text:style-name="T8">→</text:span><text:span text:style-name="T15"> Your score is 0, your height is 1.8, you are winning is True </text:span></text:p>
      <text:p text:style-name="P167"/>
      <text:p text:style-name="P167"/>
      <text:p text:style-name="P169">We are calling the variables with {}</text:p>
      <text:p text:style-name="P167"/>
      <text:p text:style-name="P167"/>
      <text:p text:style-name="P74">Exercise:</text:p>
      <text:p text:style-name="P167"/>
      <text:p text:style-name="P170">If you live 90 years you will have 32850 days, 4680 weeks and 1080 months.</text:p>
      <text:p text:style-name="P167"/>
      <text:p text:style-name="P170">Calculate how much time will be using you age as a reference and comparing it with 90 years.</text:p>
      <text:p text:style-name="P167"/>
      <text:p text:style-name="P171">Ask for your age and do the math:</text:p>
      <text:p text:style-name="P167">days = age - 90 * 365</text:p>
      <text:p text:style-name="P167">weeks = age - 90 * 52</text:p>
      <text:p text:style-name="P167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My solution:</text:p>
            <text:p text:style-name="P11"/>
            <text:p text:style-name="P86">age = input("What is your current age? ")</text:p>
            <text:p text:style-name="P86"/>
            <text:p text:style-name="P86">age = int(age)</text:p>
            <text:p text:style-name="P86"/>
            <text:p text:style-name="P86">days = (90 - age) * 365</text:p>
            <text:p text:style-name="P86">weeks = (90 - age) * 52</text:p>
            <text:p text:style-name="P86">months = (90 - age) * 12</text:p>
            <text:p text:style-name="P86"/>
            <text:p text:style-name="P86">print(f"You have {days} days, {weeks} weeks, and {months} months left.")</text:p>
          </table:table-cell>
          <table:table-cell table:style-name="Table5.B1" office:value-type="string">
            <text:p text:style-name="P118">Teacher’<text:span text:style-name="T22">s</text:span> solution:</text:p>
            <text:p text:style-name="P147"/>
            <text:p text:style-name="P79">age = input("What is your current age? ")</text:p>
            <text:p text:style-name="P79"/>
            <text:p text:style-name="P79">age_as_int = int(age)</text:p>
            <text:p text:style-name="P79"/>
            <text:p text:style-name="P79">years_remaining = 90 - age_as_int</text:p>
            <text:p text:style-name="P79">days_remaining = years_remaining * 365</text:p>
            <text:p text:style-name="P79">weeks_remaining = years_remaining * 52</text:p>
            <text:p text:style-name="P79">months_remaining = years_remaining * 12</text:p>
            <text:p text:style-name="P79"/>
            <text:p text:style-name="P79">message = f"You have {days_remaining} days, {weeks_remaining} weeks, and {months_remaining} months left."</text:p>
            <text:p text:style-name="P79"/>
            <text:p text:style-name="P79">print(message)</text:p>
          </table:table-cell>
        </table:table-row>
        <table:table-row>
          <table:table-cell table:style-name="Table5.A2" office:value-type="string">
            <text:p text:style-name="P132">Result:</text:p>
            <text:p text:style-name="P128"/>
            <text:p text:style-name="P142">What is your current age?<text:span text:style-name="T7"> </text:span>40</text:p>
            <text:p text:style-name="P142">You have 18250 days, 2600 weeks, and 600 months left.</text:p>
            <text:p text:style-name="P151"/>
          </table:table-cell>
          <table:table-cell table:style-name="Table5.B2" office:value-type="string">
            <text:p text:style-name="P132">Result:</text:p>
            <text:p text:style-name="P123"/>
            <text:p text:style-name="P142">What is your current age? 40</text:p>
            <text:p text:style-name="P142">You have 18250 days, 2600 weeks, and 600 months left.</text:p>
          </table:table-cell>
        </table:table-row>
      </table:table>
      <text:p text:style-name="P67"/>
      <text:p text:style-name="P172">Variation after cheking teacher’s example:</text:p>
      <text:p text:style-name="P172"/>
      <text:p text:style-name="P178">age = input("What is your current age? ")</text:p>
      <text:p text:style-name="P178"/>
      <text:p text:style-name="P178">age = 90 - int(age)</text:p>
      <text:p text:style-name="P178"/>
      <text:p text:style-name="P178">days = age * 365</text:p>
      <text:p text:style-name="P178">weeks = age * 52</text:p>
      <text:p text:style-name="P178">months = age * 12</text:p>
      <text:p text:style-name="P178"/>
      <text:p text:style-name="P178">print(f"You have {days} days, {weeks} weeks, and {months} months left.")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84"><text:soft-page-break/></text:p>
      <text:p text:style-name="P184"/>
      <text:p text:style-name="P163"/>
      <text:p text:style-name="P182"><text:span text:style-name="T41">Tip Calculator</text:span>: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8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7">My solution:</text:p>
            <text:p text:style-name="P183"/>
            <text:p text:style-name="P181">print("Welcome to the tip calculator")</text:p>
            <text:p text:style-name="P181">print("")</text:p>
            <text:p text:style-name="P181"/>
            <text:p text:style-name="P181">bill = int(input("What was the total bill? $"))</text:p>
            <text:p text:style-name="P181">percent = int(input("What percentage tip would you like to give? 10, 12 or 15? "))</text:p>
            <text:p text:style-name="P181">people = int(input("How many people to split the bill? "))</text:p>
            <text:p text:style-name="P181"/>
            <text:p text:style-name="P181">percent_correct = percent / 100</text:p>
            <text:p text:style-name="P181">percent_bill = bill * percent_correct</text:p>
            <text:p text:style-name="P181"/>
            <text:p text:style-name="P181">total = bill + percent_bill </text:p>
            <text:p text:style-name="P181"/>
            <text:p text:style-name="P181">result = total / people</text:p>
            <text:p text:style-name="P181"/>
            <text:p text:style-name="P181">print(f"Each person should pay: ${result}")</text:p>
            <text:p text:style-name="P181"/>
          </table:table-cell>
          <table:table-cell table:style-name="Table6.B1" office:value-type="string">
            <text:p text:style-name="P185">Teacher’<text:span text:style-name="T22">s</text:span> solution:</text:p>
            <text:p text:style-name="P189"/>
          </table:table-cell>
        </table:table-row>
        <table:table-row>
          <table:table-cell table:style-name="Table6.A2" office:value-type="string">
            <text:p text:style-name="P186">Result:</text:p>
            <text:p text:style-name="P187"/>
            <text:p text:style-name="P188">Welcome to the tip calculator</text:p>
            <text:p text:style-name="P188"/>
            <text:p text:style-name="P188">What was the total bill? $150</text:p>
            <text:p text:style-name="P188">What percentage tip would you like to give? 10, 12 or 15? 12</text:p>
            <text:p text:style-name="P188">How many people to split the bill? 5</text:p>
            <text:p text:style-name="P188">Each person should pay: $33.6</text:p>
            <text:p text:style-name="P190"/>
          </table:table-cell>
          <table:table-cell table:style-name="Table6.B2" office:value-type="string">
            <text:p text:style-name="P186">Result:</text:p>
            <text:p text:style-name="P188"/>
          </table:table-cell>
        </table:table-row>
      </table:table>
      <text:p text:style-name="P174"/>
      <text:p text:style-name="P173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oft-page-break/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5T16:48:08.799639333</dc:date>
    <meta:editing-duration>PT9H32M8S</meta:editing-duration>
    <meta:editing-cycles>98</meta:editing-cycles>
    <meta:document-statistic meta:table-count="6" meta:image-count="0" meta:object-count="0" meta:page-count="11" meta:paragraph-count="298" meta:word-count="1847" meta:character-count="9963" meta:non-whitespace-character-count="8315"/>
  </office:meta>
</office:document-meta>
</file>